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2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table:formula="of:=FALSE()" office:value-type="float" office:value="0" calcext:value-type="float">
            <text:p>0</text:p>
          </table:table-cell>
          <table:table-cell table:style-name="ce1" office:value-type="date" office:date-value="2010-01-01" calcext:value-type="date">
            <text:p>01/01/2010</text:p>
          </table:table-cell>
          <table:table-cell table:number-columns-repeated="1020"/>
        </table:table-row>
        <table:table-row table:style-name="ro1">
          <table:table-cell table:formula="of:=1+0" office:value-type="float" office:value="1" calcext:value-type="float">
            <text:p>1</text:p>
          </table:table-cell>
          <table:table-cell table:formula="of:=CONCATENATE(&quot;a&quot;; &quot;b&quot;)" office:value-type="string" office:string-value="ab" calcext:value-type="string">
            <text:p>ab</text:p>
          </table:table-cell>
          <table:table-cell table:formula="of:=&quot;a&quot;=&quot;b&quot;" office:value-type="float" office:value="0" calcext:value-type="float">
            <text:p>0</text:p>
          </table:table-cell>
          <table:table-cell table:style-name="ce1" table:formula="of:=[.D2]" office:value-type="date" office:date-value="2010-01-01" calcext:value-type="date">
            <text:p>01/01/201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ley Wickham</meta:initial-creator>
    <dc:creator>Hadley Wickham</dc:creator>
    <meta:creation-date>2015-03-18T13:35:03</meta:creation-date>
    <dc:date>2015-03-18T13:42:31</dc:date>
    <meta:generator>LibreOffice/4.2.7.2$Linux_X86_64 LibreOffice_project/420m0$Build-2</meta:generator>
    <meta:document-statistic meta:table-count="1" meta:cell-count="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